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, Georgia, serif"/>
    <style:font-face style:name="Merriweather1" svg:font-family="Merriweather, Georgia, serif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12e603" officeooo:paragraph-rsid="0012e603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2e603" officeooo:paragraph-rsid="0012e603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2e603" officeooo:paragraph-rsid="001b6ed9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35594" officeooo:paragraph-rsid="0013559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5594" officeooo:paragraph-rsid="003b76c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35594" officeooo:paragraph-rsid="0106891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5594" officeooo:paragraph-rsid="014c850d" style:font-size-asian="10.5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officeooo:rsid="00135594" officeooo:paragraph-rsid="00135594" style:font-size-asian="10.5pt" style:font-size-complex="12pt"/>
    </style:style>
    <style:style style:name="P9" style:family="paragraph" style:parent-style-name="Standard">
      <style:paragraph-properties fo:text-align="end" style:justify-single-word="false"/>
      <style:text-properties fo:font-size="12pt" officeooo:rsid="00135594" officeooo:paragraph-rsid="0037c319" style:font-size-asian="10.5pt" style:font-size-complex="12pt"/>
    </style:style>
    <style:style style:name="P10" style:family="paragraph" style:parent-style-name="Standard">
      <style:paragraph-properties fo:text-align="end" style:justify-single-word="false"/>
      <style:text-properties fo:font-size="12pt" officeooo:rsid="00135594" officeooo:paragraph-rsid="0038ca90" style:font-size-asian="10.5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rsid="00135594" officeooo:paragraph-rsid="003a7032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fo:font-size="12pt" officeooo:rsid="00135594" officeooo:paragraph-rsid="003b76c9" style:font-size-asian="10.5pt" style:font-size-complex="12pt"/>
    </style:style>
    <style:style style:name="P13" style:family="paragraph" style:parent-style-name="Standard">
      <style:paragraph-properties fo:text-align="end" style:justify-single-word="false"/>
      <style:text-properties fo:font-size="12pt" officeooo:rsid="00135594" officeooo:paragraph-rsid="003e12db" style:font-size-asian="10.5pt" style:font-size-complex="12pt"/>
    </style:style>
    <style:style style:name="P14" style:family="paragraph" style:parent-style-name="Standard">
      <style:paragraph-properties fo:text-align="end" style:justify-single-word="false"/>
      <style:text-properties fo:font-size="12pt" officeooo:rsid="00135594" officeooo:paragraph-rsid="00412179" style:font-size-asian="10.5pt" style:font-size-complex="12pt"/>
    </style:style>
    <style:style style:name="P15" style:family="paragraph" style:parent-style-name="Standard">
      <style:paragraph-properties fo:text-align="end" style:justify-single-word="false"/>
      <style:text-properties fo:font-size="12pt" officeooo:rsid="00135594" officeooo:paragraph-rsid="00429e1a" style:font-size-asian="10.5pt" style:font-size-complex="12pt"/>
    </style:style>
    <style:style style:name="P16" style:family="paragraph" style:parent-style-name="Standard">
      <style:paragraph-properties fo:text-align="end" style:justify-single-word="false"/>
      <style:text-properties fo:font-size="12pt" officeooo:rsid="00135594" officeooo:paragraph-rsid="0043165f" style:font-size-asian="10.5pt" style:font-size-complex="12pt"/>
    </style:style>
    <style:style style:name="P17" style:family="paragraph" style:parent-style-name="Standard">
      <style:paragraph-properties fo:text-align="end" style:justify-single-word="false"/>
      <style:text-properties fo:font-size="12pt" officeooo:rsid="00135594" officeooo:paragraph-rsid="0045e629" style:font-size-asian="10.5pt" style:font-size-complex="12pt"/>
    </style:style>
    <style:style style:name="P18" style:family="paragraph" style:parent-style-name="Standard">
      <style:paragraph-properties fo:text-align="end" style:justify-single-word="false"/>
      <style:text-properties fo:font-size="12pt" officeooo:rsid="00135594" officeooo:paragraph-rsid="00617bc0" style:font-size-asian="10.5pt" style:font-size-complex="12pt"/>
    </style:style>
    <style:style style:name="P19" style:family="paragraph" style:parent-style-name="Standard">
      <style:paragraph-properties fo:text-align="end" style:justify-single-word="false"/>
      <style:text-properties fo:font-size="12pt" officeooo:rsid="00135594" officeooo:paragraph-rsid="0106891b" style:font-size-asian="10.5pt" style:font-size-complex="12pt"/>
    </style:style>
    <style:style style:name="P20" style:family="paragraph" style:parent-style-name="Standard">
      <style:paragraph-properties fo:text-align="end" style:justify-single-word="false"/>
      <style:text-properties fo:font-size="12pt" officeooo:rsid="00135594" officeooo:paragraph-rsid="010b8984" style:font-size-asian="10.5pt" style:font-size-complex="12pt"/>
    </style:style>
    <style:style style:name="P21" style:family="paragraph" style:parent-style-name="Standard">
      <style:paragraph-properties fo:text-align="end" style:justify-single-word="false"/>
      <style:text-properties fo:font-size="12pt" officeooo:rsid="00135594" officeooo:paragraph-rsid="010d61f1" style:font-size-asian="10.5pt" style:font-size-complex="12pt"/>
    </style:style>
    <style:style style:name="P22" style:family="paragraph" style:parent-style-name="Standard">
      <style:paragraph-properties fo:text-align="end" style:justify-single-word="false"/>
      <style:text-properties fo:font-size="12pt" officeooo:rsid="00135594" officeooo:paragraph-rsid="010f2cce" style:font-size-asian="10.5pt" style:font-size-complex="12pt"/>
    </style:style>
    <style:style style:name="P23" style:family="paragraph" style:parent-style-name="Standard">
      <style:paragraph-properties fo:text-align="end" style:justify-single-word="false"/>
      <style:text-properties fo:font-size="12pt" officeooo:rsid="00135594" officeooo:paragraph-rsid="012ade50" style:font-size-asian="10.5pt" style:font-size-complex="12pt"/>
    </style:style>
    <style:style style:name="P24" style:family="paragraph" style:parent-style-name="Standard">
      <style:paragraph-properties fo:text-align="end" style:justify-single-word="false"/>
      <style:text-properties fo:font-size="12pt" officeooo:rsid="00135594" officeooo:paragraph-rsid="01470963" style:font-size-asian="10.5pt" style:font-size-complex="12pt"/>
    </style:style>
    <style:style style:name="P25" style:family="paragraph" style:parent-style-name="Standard">
      <style:paragraph-properties fo:text-align="end" style:justify-single-word="false"/>
      <style:text-properties fo:font-size="12pt" officeooo:rsid="00135594" officeooo:paragraph-rsid="014d164e" style:font-size-asian="10.5pt" style:font-size-complex="12pt"/>
    </style:style>
    <style:style style:name="P26" style:family="paragraph" style:parent-style-name="Standard">
      <style:paragraph-properties fo:text-align="end" style:justify-single-word="false"/>
      <style:text-properties fo:font-size="12pt" officeooo:rsid="00135594" officeooo:paragraph-rsid="01520c10" style:font-size-asian="10.5pt" style:font-size-complex="12pt"/>
    </style:style>
    <style:style style:name="P27" style:family="paragraph" style:parent-style-name="Standard">
      <style:paragraph-properties fo:text-align="end" style:justify-single-word="false"/>
      <style:text-properties fo:font-size="12pt" officeooo:rsid="00135594" officeooo:paragraph-rsid="01558083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50994" officeooo:paragraph-rsid="00150994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150994" officeooo:paragraph-rsid="00157fe6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150994" officeooo:paragraph-rsid="001ab406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150994" officeooo:paragraph-rsid="001f288e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150994" officeooo:paragraph-rsid="001f761b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150994" officeooo:paragraph-rsid="0023531b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150994" officeooo:paragraph-rsid="0024fa08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150994" officeooo:paragraph-rsid="0027e6f7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150994" officeooo:paragraph-rsid="00338a94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150994" officeooo:paragraph-rsid="0035693f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150994" officeooo:paragraph-rsid="0070e7df" style:font-size-asian="10.5pt" style:font-size-complex="12pt"/>
    </style:style>
    <style:style style:name="P39" style:family="paragraph" style:parent-style-name="Standard">
      <style:paragraph-properties fo:text-align="center" style:justify-single-word="false"/>
      <style:text-properties fo:font-size="12pt" officeooo:rsid="00150994" officeooo:paragraph-rsid="001ab406" style:font-size-asian="10.5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officeooo:rsid="00150994" officeooo:paragraph-rsid="00338a94" style:font-size-asian="10.5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2pt" officeooo:rsid="00150994" officeooo:paragraph-rsid="00e304bd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18cf11" officeooo:paragraph-rsid="001ab406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18cf11" officeooo:paragraph-rsid="0023531b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18cf11" officeooo:paragraph-rsid="002b5893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rsid="0018cf11" officeooo:paragraph-rsid="002c5581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01ab406" officeooo:paragraph-rsid="001ab406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rsid="001ab406" officeooo:paragraph-rsid="0038ca90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rsid="001ab406" officeooo:paragraph-rsid="0106891b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01ab406" officeooo:paragraph-rsid="010d61f1" style:font-size-asian="10.5pt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12pt" officeooo:rsid="001ab406" officeooo:paragraph-rsid="0024fa08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rsid="001dbada" officeooo:paragraph-rsid="00150994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rsid="001dbada" officeooo:paragraph-rsid="001dbada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officeooo:rsid="001dbada" officeooo:paragraph-rsid="0070e7df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officeooo:rsid="003013ab" officeooo:paragraph-rsid="003013ab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officeooo:rsid="003013ab" officeooo:paragraph-rsid="0035693f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03013ab" officeooo:paragraph-rsid="003b76c9" style:font-size-asian="10.5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size="12pt" officeooo:rsid="003013ab" officeooo:paragraph-rsid="005f48f3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2pt" officeooo:rsid="003013ab" officeooo:paragraph-rsid="00613d2e" style:font-size-asian="10.5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size="12pt" officeooo:rsid="003013ab" officeooo:paragraph-rsid="0066f76b" style:font-size-asian="10.5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size="12pt" officeooo:rsid="003013ab" officeooo:paragraph-rsid="01305747" style:font-size-asian="10.5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size="12pt" officeooo:rsid="0030b1cb" officeooo:paragraph-rsid="0030b1cb" style:font-size-asian="10.5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2pt" officeooo:rsid="0037c319" officeooo:paragraph-rsid="0037c319" style:font-size-asian="10.5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rsid="0037c319" officeooo:paragraph-rsid="0038ca90" style:font-size-asian="10.5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rsid="0037c319" officeooo:paragraph-rsid="003b76c9" style:font-size-asian="10.5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12pt" officeooo:rsid="0037c319" officeooo:paragraph-rsid="00429e1a" style:font-size-asian="10.5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officeooo:rsid="0037c319" officeooo:paragraph-rsid="00448517" style:font-size-asian="10.5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size="12pt" officeooo:rsid="0037c319" officeooo:paragraph-rsid="0045e629" style:font-size-asian="10.5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2pt" officeooo:rsid="003a7032" officeooo:paragraph-rsid="003b76c9" style:font-size-asian="10.5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size="12pt" officeooo:rsid="003a7032" officeooo:paragraph-rsid="00412179" style:font-size-asian="10.5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rsid="003a7032" officeooo:paragraph-rsid="01470963" style:font-size-asian="10.5pt" style:font-size-complex="12pt"/>
    </style:style>
    <style:style style:name="P71" style:family="paragraph" style:parent-style-name="Standard">
      <style:paragraph-properties fo:text-align="end" style:justify-single-word="false"/>
      <style:text-properties fo:font-size="12pt" officeooo:rsid="003a7032" officeooo:paragraph-rsid="00613d2e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fo:font-size="12pt" officeooo:rsid="003b76c9" officeooo:paragraph-rsid="003b76c9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3b76c9" officeooo:paragraph-rsid="01305747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3e12db" officeooo:paragraph-rsid="003e12db" style:font-size-asian="10.5pt" style:font-size-complex="12pt"/>
    </style:style>
    <style:style style:name="P75" style:family="paragraph" style:parent-style-name="Standard">
      <style:paragraph-properties fo:text-align="start" style:justify-single-word="false"/>
      <style:text-properties fo:font-size="12pt" officeooo:rsid="003f6dee" officeooo:paragraph-rsid="0043165f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fo:font-size="12pt" officeooo:rsid="003fbca2" officeooo:paragraph-rsid="003fbca2" style:font-size-asian="10.5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size="12pt" officeooo:rsid="00412179" officeooo:paragraph-rsid="00412179" style:font-size-asian="10.5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size="12pt" officeooo:rsid="00429e1a" officeooo:paragraph-rsid="00429e1a" style:font-size-asian="10.5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size="12pt" officeooo:rsid="0043165f" officeooo:paragraph-rsid="0043165f" style:font-size-asian="10.5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size="12pt" officeooo:rsid="00411074" officeooo:paragraph-rsid="00411074" style:font-size-asian="10.5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size="12pt" officeooo:rsid="00411074" officeooo:paragraph-rsid="013d3fca" style:font-size-asian="10.5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size="12pt" officeooo:rsid="0045e629" officeooo:paragraph-rsid="0045e629" style:font-size-asian="10.5pt" style:font-size-complex="12pt"/>
    </style:style>
    <style:style style:name="P83" style:family="paragraph" style:parent-style-name="Standard">
      <style:paragraph-properties fo:text-align="start" style:justify-single-word="false"/>
      <style:text-properties fo:font-size="12pt" officeooo:rsid="0049563b" officeooo:paragraph-rsid="0049563b" style:font-size-asian="10.5pt" style:font-size-complex="12pt"/>
    </style:style>
    <style:style style:name="P84" style:family="paragraph" style:parent-style-name="Standard">
      <style:paragraph-properties fo:text-align="start" style:justify-single-word="false"/>
      <style:text-properties fo:font-size="12pt" officeooo:rsid="0055c7ff" officeooo:paragraph-rsid="0055c7ff" style:font-size-asian="10.5pt" style:font-size-complex="12pt"/>
    </style:style>
    <style:style style:name="P85" style:family="paragraph" style:parent-style-name="Standard">
      <style:paragraph-properties fo:text-align="start" style:justify-single-word="false"/>
      <style:text-properties fo:font-size="12pt" officeooo:rsid="00375e5d" officeooo:paragraph-rsid="0058221c" style:font-size-asian="10.5pt" style:font-size-complex="12pt"/>
    </style:style>
    <style:style style:name="P86" style:family="paragraph" style:parent-style-name="Standard">
      <style:paragraph-properties fo:text-align="start" style:justify-single-word="false"/>
      <style:text-properties fo:font-size="12pt" officeooo:rsid="00375e5d" officeooo:paragraph-rsid="0075a2ae" style:font-size-asian="10.5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12pt" officeooo:rsid="00375e5d" officeooo:paragraph-rsid="013d3fca" style:font-size-asian="10.5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rsid="00687d7b" officeooo:paragraph-rsid="00687d7b" style:font-size-asian="10.5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rsid="00687d7b" officeooo:paragraph-rsid="006a6f82" style:font-size-asian="10.5pt" style:font-size-complex="12pt"/>
    </style:style>
    <style:style style:name="P90" style:family="paragraph" style:parent-style-name="Standard">
      <style:paragraph-properties fo:text-align="start" style:justify-single-word="false"/>
      <style:text-properties fo:font-size="12pt" officeooo:rsid="00687d7b" officeooo:paragraph-rsid="0070e7df" style:font-size-asian="10.5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size="12pt" officeooo:rsid="00687d7b" officeooo:paragraph-rsid="00dde1c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fo:font-size="12pt" officeooo:rsid="00687d7b" officeooo:paragraph-rsid="00de9740" style:font-size-asian="10.5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officeooo:rsid="00687d7b" officeooo:paragraph-rsid="0117ca1c" style:font-size-asian="10.5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size="12pt" officeooo:rsid="00687d7b" officeooo:paragraph-rsid="01305747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size="12pt" officeooo:rsid="00687d7b" officeooo:paragraph-rsid="013070ad" style:font-size-asian="10.5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size="12pt" officeooo:rsid="00687d7b" officeooo:paragraph-rsid="00f57242" style:font-size-asian="10.5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size="12pt" officeooo:rsid="00687d7b" officeooo:paragraph-rsid="01480e6d" style:font-size-asian="10.5pt" style:font-size-complex="12pt"/>
    </style:style>
    <style:style style:name="P98" style:family="paragraph" style:parent-style-name="Standard">
      <style:paragraph-properties fo:text-align="end" style:justify-single-word="false"/>
      <style:text-properties fo:font-size="12pt" officeooo:rsid="00687d7b" officeooo:paragraph-rsid="01470963" style:font-size-asian="10.5pt" style:font-size-complex="12pt"/>
    </style:style>
    <style:style style:name="P99" style:family="paragraph" style:parent-style-name="Standard">
      <style:paragraph-properties fo:text-align="center" style:justify-single-word="false"/>
      <style:text-properties fo:font-size="12pt" officeooo:rsid="0097106d" officeooo:paragraph-rsid="009c67df" style:font-size-asian="10.5pt" style:font-size-complex="12pt"/>
    </style:style>
    <style:style style:name="P100" style:family="paragraph" style:parent-style-name="Standard">
      <style:paragraph-properties fo:text-align="center" style:justify-single-word="false"/>
      <style:text-properties fo:font-size="12pt" officeooo:rsid="009fcf57" officeooo:paragraph-rsid="009fcf57" style:font-size-asian="10.5pt" style:font-size-complex="12pt"/>
    </style:style>
    <style:style style:name="P101" style:family="paragraph" style:parent-style-name="Standard">
      <style:paragraph-properties fo:text-align="center" style:justify-single-word="false"/>
      <style:text-properties fo:font-size="12pt" officeooo:rsid="00d03437" officeooo:paragraph-rsid="00e304bd" style:font-size-asian="10.5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size="12pt" officeooo:rsid="00f0f958" officeooo:paragraph-rsid="00f0f958" style:font-size-asian="10.5pt" style:font-size-complex="12pt"/>
    </style:style>
    <style:style style:name="P103" style:family="paragraph" style:parent-style-name="Standard">
      <style:paragraph-properties fo:text-align="start" style:justify-single-word="false"/>
      <style:text-properties fo:font-size="12pt" officeooo:rsid="00617bc0" officeooo:paragraph-rsid="00f5f073" style:font-size-asian="10.5pt" style:font-size-complex="12pt"/>
    </style:style>
    <style:style style:name="P104" style:family="paragraph" style:parent-style-name="Standard">
      <style:paragraph-properties fo:text-align="start" style:justify-single-word="false"/>
      <style:text-properties fo:font-size="12pt" officeooo:rsid="00f688e4" officeooo:paragraph-rsid="00fb00f2" style:font-size-asian="10.5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size="12pt" officeooo:rsid="0058e433" officeooo:paragraph-rsid="0106891b" style:font-size-asian="10.5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size="12pt" officeooo:rsid="010f2cce" officeooo:paragraph-rsid="010f2cce" style:font-size-asian="10.5pt" style:font-size-complex="12pt"/>
    </style:style>
    <style:style style:name="P107" style:family="paragraph" style:parent-style-name="Standard">
      <style:paragraph-properties fo:text-align="center" style:justify-single-word="false"/>
      <style:text-properties fo:font-size="12pt" officeooo:rsid="010f4263" officeooo:paragraph-rsid="010f4263" style:font-size-asian="10.5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size="12pt" officeooo:rsid="00c4ce9f" officeooo:paragraph-rsid="00dde1cd" style:font-size-asian="10.5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size="12pt" officeooo:rsid="01156a1f" officeooo:paragraph-rsid="0115bd00" style:font-size-asian="10.5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0f6b8fc" officeooo:paragraph-rsid="0115bd00" style:font-size-asian="10.5pt" style:font-size-complex="12pt"/>
    </style:style>
    <style:style style:name="P111" style:family="paragraph" style:parent-style-name="Standard">
      <style:paragraph-properties fo:text-align="center" style:justify-single-word="false"/>
      <style:text-properties fo:font-size="12pt" officeooo:rsid="0104c5d2" officeooo:paragraph-rsid="0104c5d2" style:font-size-asian="10.5pt" style:font-size-complex="12pt"/>
    </style:style>
    <style:style style:name="P112" style:family="paragraph" style:parent-style-name="Standard">
      <style:paragraph-properties fo:text-align="center" style:justify-single-word="false"/>
      <style:text-properties fo:font-size="12pt" officeooo:rsid="011b6a22" officeooo:paragraph-rsid="011b6a22" style:font-size-asian="10.5pt" style:font-size-complex="12pt"/>
    </style:style>
    <style:style style:name="P113" style:family="paragraph" style:parent-style-name="Standard">
      <style:paragraph-properties fo:text-align="center" style:justify-single-word="false"/>
      <style:text-properties fo:font-size="12pt" officeooo:rsid="008abfb6" officeooo:paragraph-rsid="01208bcd" style:font-size-asian="10.5pt" style:font-size-complex="12pt"/>
    </style:style>
    <style:style style:name="P114" style:family="paragraph" style:parent-style-name="Standard">
      <style:paragraph-properties fo:text-align="start" style:justify-single-word="false"/>
      <style:text-properties fo:font-size="12pt" officeooo:rsid="0038ca90" officeooo:paragraph-rsid="012ade50" style:font-size-asian="10.5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size="12pt" officeooo:rsid="012ade50" officeooo:paragraph-rsid="012ade50" style:font-size-asian="10.5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size="12pt" officeooo:rsid="013070ad" officeooo:paragraph-rsid="013070ad" style:font-size-asian="10.5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size="12pt" officeooo:rsid="01339332" officeooo:paragraph-rsid="01339332" style:font-size-asian="10.5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size="12pt" officeooo:rsid="01352736" officeooo:paragraph-rsid="01352736" style:font-size-asian="10.5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size="12pt" officeooo:rsid="01352736" officeooo:paragraph-rsid="013e366e" style:font-size-asian="10.5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size="12pt" officeooo:rsid="0138bed8" officeooo:paragraph-rsid="0138bed8" style:font-size-asian="10.5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size="12pt" officeooo:rsid="012bff6b" officeooo:paragraph-rsid="012bff6b" style:font-size-asian="10.5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size="12pt" officeooo:rsid="01485f93" officeooo:paragraph-rsid="01485f93" style:font-size-asian="10.5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size="12pt" officeooo:rsid="01489337" officeooo:paragraph-rsid="01489337" style:font-size-asian="10.5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size="12pt" officeooo:rsid="01082d62" officeooo:paragraph-rsid="014c9fad" style:font-size-asian="10.5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size="12pt" officeooo:rsid="014c850d" officeooo:paragraph-rsid="014fe669" style:font-size-asian="10.5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size="12pt" officeooo:rsid="01520c10" officeooo:paragraph-rsid="01520c10" style:font-size-asian="10.5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size="12pt" officeooo:rsid="01554147" officeooo:paragraph-rsid="01554147" style:font-size-asian="10.5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size="12pt" officeooo:rsid="01558083" officeooo:paragraph-rsid="01558083" style:font-size-asian="10.5pt" style:font-size-complex="12pt"/>
    </style:style>
    <style:style style:name="P129" style:family="paragraph" style:parent-style-name="Standard">
      <style:paragraph-properties fo:text-align="center" style:justify-single-word="false"/>
      <style:text-properties fo:font-size="12pt" fo:font-weight="normal" officeooo:rsid="008eb9d3" officeooo:paragraph-rsid="008c8c0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center" style:justify-single-word="false"/>
      <style:text-properties fo:font-size="12pt" fo:font-weight="normal" officeooo:rsid="0097106d" officeooo:paragraph-rsid="009c67df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center" style:justify-single-word="false"/>
      <style:text-properties fo:font-size="12pt" fo:font-weight="normal" officeooo:rsid="0110735c" officeooo:paragraph-rsid="0104c5d2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size="12pt" fo:font-weight="bold" officeooo:rsid="008c8c0d" officeooo:paragraph-rsid="00338a94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center" style:justify-single-word="false"/>
      <style:text-properties fo:font-size="12pt" fo:font-weight="bold" officeooo:rsid="008c8c0d" officeooo:paragraph-rsid="00e304bd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size="20pt" officeooo:rsid="00135594" officeooo:paragraph-rsid="00135594" style:font-size-asian="20pt" style:font-size-complex="20pt"/>
    </style:style>
    <style:style style:name="P135" style:family="paragraph" style:parent-style-name="Standard">
      <style:paragraph-properties fo:text-align="center" style:justify-single-word="false"/>
      <style:text-properties fo:font-size="20pt" officeooo:rsid="00150994" officeooo:paragraph-rsid="00150994" style:font-size-asian="20pt" style:font-size-complex="20pt"/>
    </style:style>
    <style:style style:name="P136" style:family="paragraph" style:parent-style-name="Standard">
      <style:paragraph-properties fo:text-align="center" style:justify-single-word="false"/>
      <style:text-properties fo:font-size="20pt" officeooo:rsid="0018cf11" officeooo:paragraph-rsid="00150994" style:font-size-asian="20pt" style:font-size-complex="20pt"/>
    </style:style>
    <style:style style:name="P137" style:family="paragraph" style:parent-style-name="Standard">
      <style:paragraph-properties fo:text-align="center" style:justify-single-word="false"/>
      <style:text-properties fo:font-size="20pt" officeooo:rsid="0018cf11" officeooo:paragraph-rsid="001ab406" style:font-size-asian="20pt" style:font-size-complex="20pt"/>
    </style:style>
    <style:style style:name="P138" style:family="paragraph" style:parent-style-name="Standard">
      <style:paragraph-properties fo:text-align="center" style:justify-single-word="false"/>
      <style:text-properties fo:font-size="20pt" officeooo:rsid="001ab406" officeooo:paragraph-rsid="0024fa08" style:font-size-asian="20pt" style:font-size-complex="20pt"/>
    </style:style>
    <style:style style:name="P139" style:family="paragraph" style:parent-style-name="Standard">
      <style:paragraph-properties fo:text-align="center" style:justify-single-word="false"/>
      <style:text-properties fo:font-size="20pt" officeooo:rsid="001ab406" officeooo:paragraph-rsid="0070e7df" style:font-size-asian="20pt" style:font-size-complex="20pt"/>
    </style:style>
    <style:style style:name="P140" style:family="paragraph" style:parent-style-name="Standard">
      <style:paragraph-properties fo:text-align="center" style:justify-single-word="false"/>
      <style:text-properties fo:font-size="20pt" officeooo:rsid="001ab406" officeooo:paragraph-rsid="00d7cc24" style:font-size-asian="20pt" style:font-size-complex="20pt"/>
    </style:style>
    <style:style style:name="P141" style:family="paragraph" style:parent-style-name="Standard">
      <style:paragraph-properties fo:text-align="center" style:justify-single-word="false"/>
      <style:text-properties fo:font-size="20pt" officeooo:rsid="00687d7b" officeooo:paragraph-rsid="0070e7df" style:font-size-asian="20pt" style:font-size-complex="20pt"/>
    </style:style>
    <style:style style:name="P142" style:family="paragraph" style:parent-style-name="Standard">
      <style:paragraph-properties fo:text-align="center" style:justify-single-word="false"/>
      <style:text-properties fo:font-size="20pt" officeooo:rsid="00687d7b" officeooo:paragraph-rsid="00d5fc69" style:font-size-asian="20pt" style:font-size-complex="20pt"/>
    </style:style>
    <style:style style:name="P143" style:family="paragraph" style:parent-style-name="Standard">
      <style:paragraph-properties fo:text-align="center" style:justify-single-word="false"/>
      <style:text-properties fo:font-size="20pt" officeooo:rsid="00687d7b" officeooo:paragraph-rsid="01554147" style:font-size-asian="20pt" style:font-size-complex="20pt"/>
    </style:style>
    <style:style style:name="P144" style:family="paragraph" style:parent-style-name="Standard">
      <style:paragraph-properties fo:text-align="center" style:justify-single-word="false"/>
      <style:text-properties fo:font-size="20pt" officeooo:rsid="01554147" officeooo:paragraph-rsid="01554147" style:font-size-asian="20pt" style:font-size-complex="20pt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Merriweather1" fo:font-size="10.5pt" fo:letter-spacing="normal" fo:font-style="normal" fo:font-weight="normal" officeooo:rsid="00150994" officeooo:paragraph-rsid="001ab406" style:font-size-asian="10.5pt" style:font-size-complex="10.5pt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50994" officeooo:paragraph-rsid="007d1aac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50994" officeooo:paragraph-rsid="0075c5b1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50994" officeooo:paragraph-rsid="009c67df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6e7db" officeooo:paragraph-rsid="0075c5b1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26e7db" officeooo:paragraph-rsid="007e7375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26e7db" officeooo:paragraph-rsid="0075c5b1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35594" officeooo:paragraph-rsid="007d1aac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50994" officeooo:paragraph-rsid="0075c5b1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7d1aac" officeooo:paragraph-rsid="00965bee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color="#000000" loext:opacity="100%" fo:font-size="12pt" officeooo:rsid="00150994" officeooo:paragraph-rsid="007e7375" style:font-size-asian="10.5pt" style:font-size-complex="12pt"/>
    </style:style>
    <style:style style:name="P156" style:family="paragraph" style:parent-style-name="Standard">
      <style:paragraph-properties fo:text-align="center" style:justify-single-word="false"/>
      <style:text-properties fo:font-size="20pt" officeooo:rsid="00687d7b" officeooo:paragraph-rsid="00150994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officeooo:rsid="0104c5d2" style:font-size-asian="60pt" style:font-size-complex="60pt"/>
    </style:style>
    <style:style style:name="T3" style:family="text">
      <style:text-properties fo:font-size="60pt" officeooo:rsid="0106891b" style:font-size-asian="60pt" style:font-size-complex="60pt"/>
    </style:style>
    <style:style style:name="T4" style:family="text">
      <style:text-properties fo:font-variant="normal" fo:text-transform="none" fo:color="#181818" loext:opacity="100%" style:font-name="Merriweather" fo:font-size="10.5pt" fo:letter-spacing="normal" fo:font-style="normal" fo:font-weight="normal"/>
    </style:style>
    <style:style style:name="T5" style:family="text">
      <style:text-properties fo:font-variant="normal" fo:text-transform="none" fo:color="#181818" loext:opacity="100%" fo:letter-spacing="normal"/>
    </style:style>
    <style:style style:name="T6" style:family="text">
      <style:text-properties fo:font-variant="normal" fo:text-transform="none" fo:color="#000000" loext:opacity="100%" style:font-name="Merriweather1" fo:font-size="10.5pt" fo:letter-spacing="normal" style:font-size-complex="10.5pt"/>
    </style:style>
    <style:style style:name="T7" style:family="text">
      <style:text-properties fo:font-variant="normal" fo:text-transform="none" fo:color="#000000" loext:opacity="100%" style:font-name="Merriweather1" fo:font-size="10.5pt" fo:letter-spacing="normal" fo:font-style="normal" fo:font-weight="normal" style:font-size-complex="10.5pt"/>
    </style:style>
    <style:style style:name="T8" style:family="text">
      <style:text-properties fo:font-variant="normal" fo:text-transform="none" fo:color="#000000" loext:opacity="100%" style:font-name="Merriweather1" fo:font-size="10.5pt" fo:letter-spacing="normal" fo:font-style="normal" fo:font-weight="normal" officeooo:rsid="001ab406" style:font-size-complex="10.5pt"/>
    </style:style>
    <style:style style:name="T9" style:family="text">
      <style:text-properties officeooo:rsid="00157fe6"/>
    </style:style>
    <style:style style:name="T10" style:family="text">
      <style:text-properties officeooo:rsid="00172e88"/>
    </style:style>
    <style:style style:name="T11" style:family="text">
      <style:text-properties officeooo:rsid="0018cf11"/>
    </style:style>
    <style:style style:name="T12" style:family="text">
      <style:text-properties officeooo:rsid="0019151b"/>
    </style:style>
    <style:style style:name="T13" style:family="text">
      <style:text-properties officeooo:rsid="001ab406"/>
    </style:style>
    <style:style style:name="T14" style:family="text">
      <style:text-properties fo:font-style="italic" officeooo:rsid="001ab406" style:font-style-asian="italic" style:font-style-complex="italic"/>
    </style:style>
    <style:style style:name="T15" style:family="text">
      <style:text-properties fo:font-style="italic" officeooo:rsid="00172e88" style:font-style-asian="italic" style:font-style-complex="italic"/>
    </style:style>
    <style:style style:name="T16" style:family="text">
      <style:text-properties officeooo:rsid="001b6ed9"/>
    </style:style>
    <style:style style:name="T17" style:family="text">
      <style:text-properties officeooo:rsid="001c7b90"/>
    </style:style>
    <style:style style:name="T18" style:family="text">
      <style:text-properties officeooo:rsid="001dbada"/>
    </style:style>
    <style:style style:name="T19" style:family="text">
      <style:text-properties officeooo:rsid="001f288e"/>
    </style:style>
    <style:style style:name="T20" style:family="text">
      <style:text-properties officeooo:rsid="001f761b"/>
    </style:style>
    <style:style style:name="T21" style:family="text">
      <style:text-properties officeooo:rsid="001f7cb0"/>
    </style:style>
    <style:style style:name="T22" style:family="text">
      <style:text-properties officeooo:rsid="0020bff4"/>
    </style:style>
    <style:style style:name="T23" style:family="text">
      <style:text-properties officeooo:rsid="0022031d"/>
    </style:style>
    <style:style style:name="T24" style:family="text">
      <style:text-properties officeooo:rsid="0023531b"/>
    </style:style>
    <style:style style:name="T25" style:family="text">
      <style:text-properties officeooo:rsid="0024fa08"/>
    </style:style>
    <style:style style:name="T26" style:family="text">
      <style:text-properties officeooo:rsid="00266069"/>
    </style:style>
    <style:style style:name="T27" style:family="text">
      <style:text-properties officeooo:rsid="0026e7db"/>
    </style:style>
    <style:style style:name="T28" style:family="text">
      <style:text-properties officeooo:rsid="0027e6f7"/>
    </style:style>
    <style:style style:name="T29" style:family="text">
      <style:text-properties officeooo:rsid="0028c53e"/>
    </style:style>
    <style:style style:name="T30" style:family="text">
      <style:text-properties officeooo:rsid="002b5893"/>
    </style:style>
    <style:style style:name="T31" style:family="text">
      <style:text-properties officeooo:rsid="002c5581"/>
    </style:style>
    <style:style style:name="T32" style:family="text">
      <style:text-properties officeooo:rsid="002c8c01"/>
    </style:style>
    <style:style style:name="T33" style:family="text">
      <style:text-properties officeooo:rsid="002e3d8c"/>
    </style:style>
    <style:style style:name="T34" style:family="text">
      <style:text-properties officeooo:rsid="003013ab"/>
    </style:style>
    <style:style style:name="T35" style:family="text">
      <style:text-properties officeooo:rsid="00338a94"/>
    </style:style>
    <style:style style:name="T36" style:family="text">
      <style:text-properties officeooo:rsid="0035693f"/>
    </style:style>
    <style:style style:name="T37" style:family="text">
      <style:text-properties officeooo:rsid="00375e5d"/>
    </style:style>
    <style:style style:name="T38" style:family="text">
      <style:text-properties officeooo:rsid="0037c319"/>
    </style:style>
    <style:style style:name="T39" style:family="text">
      <style:text-properties officeooo:rsid="0038ca90"/>
    </style:style>
    <style:style style:name="T40" style:family="text">
      <style:text-properties officeooo:rsid="003a7032"/>
    </style:style>
    <style:style style:name="T41" style:family="text">
      <style:text-properties officeooo:rsid="003b76c9"/>
    </style:style>
    <style:style style:name="T42" style:family="text">
      <style:text-properties officeooo:rsid="003c19ba"/>
    </style:style>
    <style:style style:name="T43" style:family="text">
      <style:text-properties officeooo:rsid="003e12db"/>
    </style:style>
    <style:style style:name="T44" style:family="text">
      <style:text-properties officeooo:rsid="003f0be5"/>
    </style:style>
    <style:style style:name="T45" style:family="text">
      <style:text-properties officeooo:rsid="003f6dee"/>
    </style:style>
    <style:style style:name="T46" style:family="text">
      <style:text-properties officeooo:rsid="00411074"/>
    </style:style>
    <style:style style:name="T47" style:family="text">
      <style:text-properties officeooo:rsid="00412179"/>
    </style:style>
    <style:style style:name="T48" style:family="text">
      <style:text-properties officeooo:rsid="0043165f"/>
    </style:style>
    <style:style style:name="T49" style:family="text">
      <style:text-properties officeooo:rsid="00448517"/>
    </style:style>
    <style:style style:name="T50" style:family="text">
      <style:text-properties officeooo:rsid="0045e629"/>
    </style:style>
    <style:style style:name="T51" style:family="text">
      <style:text-properties officeooo:rsid="0047aef4"/>
    </style:style>
    <style:style style:name="T52" style:family="text">
      <style:text-properties officeooo:rsid="004a3e04"/>
    </style:style>
    <style:style style:name="T53" style:family="text">
      <style:text-properties officeooo:rsid="004c0093"/>
    </style:style>
    <style:style style:name="T54" style:family="text">
      <style:text-properties officeooo:rsid="00504cfe"/>
    </style:style>
    <style:style style:name="T55" style:family="text">
      <style:text-properties officeooo:rsid="0051bf24"/>
    </style:style>
    <style:style style:name="T56" style:family="text">
      <style:text-properties officeooo:rsid="005408ad"/>
    </style:style>
    <style:style style:name="T57" style:family="text">
      <style:text-properties officeooo:rsid="0055c7ff"/>
    </style:style>
    <style:style style:name="T58" style:family="text">
      <style:text-properties officeooo:rsid="005724f4"/>
    </style:style>
    <style:style style:name="T59" style:family="text">
      <style:text-properties officeooo:rsid="005c4944"/>
    </style:style>
    <style:style style:name="T60" style:family="text">
      <style:text-properties officeooo:rsid="005e048f"/>
    </style:style>
    <style:style style:name="T61" style:family="text">
      <style:text-properties officeooo:rsid="005f48f3"/>
    </style:style>
    <style:style style:name="T62" style:family="text">
      <style:text-properties officeooo:rsid="006456b9"/>
    </style:style>
    <style:style style:name="T63" style:family="text">
      <style:text-properties officeooo:rsid="00649940"/>
    </style:style>
    <style:style style:name="T64" style:family="text">
      <style:text-properties officeooo:rsid="00650999"/>
    </style:style>
    <style:style style:name="T65" style:family="text">
      <style:text-properties officeooo:rsid="0066f76b"/>
    </style:style>
    <style:style style:name="T66" style:family="text">
      <style:text-properties officeooo:rsid="00687d7b"/>
    </style:style>
    <style:style style:name="T67" style:family="text">
      <style:text-properties officeooo:rsid="006a6f82"/>
    </style:style>
    <style:style style:name="T68" style:family="text">
      <style:text-properties officeooo:rsid="006bc4b5"/>
    </style:style>
    <style:style style:name="T69" style:family="text">
      <style:text-properties officeooo:rsid="006dc100"/>
    </style:style>
    <style:style style:name="T70" style:family="text">
      <style:text-properties officeooo:rsid="006e0cf8"/>
    </style:style>
    <style:style style:name="T71" style:family="text">
      <style:text-properties officeooo:rsid="006f75cf"/>
    </style:style>
    <style:style style:name="T72" style:family="text">
      <style:text-properties officeooo:rsid="0070e7df"/>
    </style:style>
    <style:style style:name="T73" style:family="text">
      <style:text-properties officeooo:rsid="0071128c"/>
    </style:style>
    <style:style style:name="T74" style:family="text">
      <style:text-properties officeooo:rsid="00728ee8"/>
    </style:style>
    <style:style style:name="T75" style:family="text">
      <style:text-properties officeooo:rsid="00733c96"/>
    </style:style>
    <style:style style:name="T76" style:family="text">
      <style:text-properties officeooo:rsid="0075a2ae"/>
    </style:style>
    <style:style style:name="T77" style:family="text">
      <style:text-properties officeooo:rsid="0075c5b1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8c8c0d" style:font-weight-asian="bold" style:font-weight-complex="bold"/>
    </style:style>
    <style:style style:name="T80" style:family="text">
      <style:text-properties fo:font-weight="bold" officeooo:rsid="009c67df" style:font-weight-asian="bold" style:font-weight-complex="bold"/>
    </style:style>
    <style:style style:name="T81" style:family="text">
      <style:text-properties fo:font-weight="bold" officeooo:rsid="009b030c" style:font-weight-asian="bold" style:font-weight-complex="bold"/>
    </style:style>
    <style:style style:name="T82" style:family="text">
      <style:text-properties fo:font-weight="bold" officeooo:rsid="0098a3e4" style:font-weight-asian="bold" style:font-weight-complex="bold"/>
    </style:style>
    <style:style style:name="T83" style:family="text">
      <style:text-properties fo:font-weight="bold" officeooo:rsid="00993f77" style:font-weight-asian="bold" style:font-weight-complex="bold"/>
    </style:style>
    <style:style style:name="T84" style:family="text">
      <style:text-properties fo:font-weight="bold" officeooo:rsid="00a18d6b" style:font-weight-asian="bold" style:font-weight-complex="bold"/>
    </style:style>
    <style:style style:name="T85" style:family="text">
      <style:text-properties fo:font-weight="bold" officeooo:rsid="00b0e728" style:font-weight-asian="bold" style:font-weight-complex="bold"/>
    </style:style>
    <style:style style:name="T86" style:family="text">
      <style:text-properties fo:font-weight="bold" officeooo:rsid="00b27694" style:font-weight-asian="bold" style:font-weight-complex="bold"/>
    </style:style>
    <style:style style:name="T87" style:family="text">
      <style:text-properties fo:font-weight="bold" officeooo:rsid="00d21899" style:font-weight-asian="bold" style:font-weight-complex="bold"/>
    </style:style>
    <style:style style:name="T88" style:family="text">
      <style:text-properties fo:font-weight="bold" officeooo:rsid="00d2bf8d" style:font-weight-asian="bold" style:font-weight-complex="bold"/>
    </style:style>
    <style:style style:name="T89" style:family="text">
      <style:text-properties fo:font-weight="bold" officeooo:rsid="00e304bd" style:font-weight-asian="bold" style:font-weight-complex="bold"/>
    </style:style>
    <style:style style:name="T90" style:family="text">
      <style:text-properties fo:font-weight="bold" officeooo:rsid="00910536" style:font-weight-asian="bold" style:font-weight-complex="bold"/>
    </style:style>
    <style:style style:name="T91" style:family="text">
      <style:text-properties fo:font-weight="bold" officeooo:rsid="0075c5b1" style:font-weight-asian="bold" style:font-weight-complex="bold"/>
    </style:style>
    <style:style style:name="T92" style:family="text">
      <style:text-properties fo:font-weight="bold" officeooo:rsid="00eb6c77" style:font-weight-asian="bold" style:font-weight-complex="bold"/>
    </style:style>
    <style:style style:name="T93" style:family="text">
      <style:text-properties fo:font-weight="bold" officeooo:rsid="010f4263" style:font-weight-asian="bold" style:font-weight-complex="bold"/>
    </style:style>
    <style:style style:name="T94" style:family="text">
      <style:text-properties fo:font-weight="bold" officeooo:rsid="0110735c" style:font-weight-asian="bold" style:font-weight-complex="bold"/>
    </style:style>
    <style:style style:name="T95" style:family="text">
      <style:text-properties fo:font-weight="bold" officeooo:rsid="011b6a22" style:font-weight-asian="bold" style:font-weight-complex="bold"/>
    </style:style>
    <style:style style:name="T96" style:family="text">
      <style:text-properties fo:font-weight="bold" officeooo:rsid="011cccfa" style:font-weight-asian="bold" style:font-weight-complex="bold"/>
    </style:style>
    <style:style style:name="T97" style:family="text">
      <style:text-properties fo:font-weight="bold" officeooo:rsid="011f0d1c" style:font-weight-asian="bold" style:font-weight-complex="bold"/>
    </style:style>
    <style:style style:name="T98" style:family="text">
      <style:text-properties officeooo:rsid="007d1aac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75c5b1" style:font-weight-asian="normal" style:font-weight-complex="normal"/>
    </style:style>
    <style:style style:name="T101" style:family="text">
      <style:text-properties fo:font-weight="normal" officeooo:rsid="008c8c0d" style:font-weight-asian="normal" style:font-weight-complex="normal"/>
    </style:style>
    <style:style style:name="T102" style:family="text">
      <style:text-properties fo:font-weight="normal" officeooo:rsid="008eb9d3" style:font-weight-asian="normal" style:font-weight-complex="normal"/>
    </style:style>
    <style:style style:name="T103" style:family="text">
      <style:text-properties fo:font-weight="normal" officeooo:rsid="0090694a" style:font-weight-asian="normal" style:font-weight-complex="normal"/>
    </style:style>
    <style:style style:name="T104" style:family="text">
      <style:text-properties fo:font-weight="normal" officeooo:rsid="0076631f" style:font-weight-asian="normal" style:font-weight-complex="normal"/>
    </style:style>
    <style:style style:name="T105" style:family="text">
      <style:text-properties fo:font-weight="normal" officeooo:rsid="0093a136" style:font-weight-asian="normal" style:font-weight-complex="normal"/>
    </style:style>
    <style:style style:name="T106" style:family="text">
      <style:text-properties fo:font-weight="normal" officeooo:rsid="0026e7db" style:font-weight-asian="normal" style:font-weight-complex="normal"/>
    </style:style>
    <style:style style:name="T107" style:family="text">
      <style:text-properties fo:font-weight="normal" officeooo:rsid="009301e7" style:font-weight-asian="normal" style:font-weight-complex="normal"/>
    </style:style>
    <style:style style:name="T108" style:family="text">
      <style:text-properties fo:font-weight="normal" officeooo:rsid="008508d3" style:font-weight-asian="normal" style:font-weight-complex="normal"/>
    </style:style>
    <style:style style:name="T109" style:family="text">
      <style:text-properties fo:font-weight="normal" officeooo:rsid="001f761b" style:font-weight-asian="normal" style:font-weight-complex="normal"/>
    </style:style>
    <style:style style:name="T110" style:family="text">
      <style:text-properties fo:font-weight="normal" officeooo:rsid="009dd284" style:font-weight-asian="normal" style:font-weight-complex="normal"/>
    </style:style>
    <style:style style:name="T111" style:family="text">
      <style:text-properties fo:font-weight="normal" officeooo:rsid="00a43520" style:font-weight-asian="normal" style:font-weight-complex="normal"/>
    </style:style>
    <style:style style:name="T112" style:family="text">
      <style:text-properties fo:font-weight="normal" officeooo:rsid="00a77405" style:font-weight-asian="normal" style:font-weight-complex="normal"/>
    </style:style>
    <style:style style:name="T113" style:family="text">
      <style:text-properties fo:font-weight="normal" officeooo:rsid="00ad4578" style:font-weight-asian="normal" style:font-weight-complex="normal"/>
    </style:style>
    <style:style style:name="T114" style:family="text">
      <style:text-properties fo:font-weight="normal" officeooo:rsid="00aefa10" style:font-weight-asian="normal" style:font-weight-complex="normal"/>
    </style:style>
    <style:style style:name="T115" style:family="text">
      <style:text-properties fo:font-weight="normal" officeooo:rsid="00afefda" style:font-weight-asian="normal" style:font-weight-complex="normal"/>
    </style:style>
    <style:style style:name="T116" style:family="text">
      <style:text-properties fo:font-weight="normal" officeooo:rsid="00b0909e" style:font-weight-asian="normal" style:font-weight-complex="normal"/>
    </style:style>
    <style:style style:name="T117" style:family="text">
      <style:text-properties fo:font-weight="normal" officeooo:rsid="00b0e728" style:font-weight-asian="normal" style:font-weight-complex="normal"/>
    </style:style>
    <style:style style:name="T118" style:family="text">
      <style:text-properties fo:font-weight="normal" officeooo:rsid="00b45a77" style:font-weight-asian="normal" style:font-weight-complex="normal"/>
    </style:style>
    <style:style style:name="T119" style:family="text">
      <style:text-properties fo:font-weight="normal" officeooo:rsid="00b64777" style:font-weight-asian="normal" style:font-weight-complex="normal"/>
    </style:style>
    <style:style style:name="T120" style:family="text">
      <style:text-properties fo:font-weight="normal" officeooo:rsid="00b92211" style:font-weight-asian="normal" style:font-weight-complex="normal"/>
    </style:style>
    <style:style style:name="T121" style:family="text">
      <style:text-properties fo:font-weight="normal" officeooo:rsid="00d21899" style:font-weight-asian="normal" style:font-weight-complex="normal"/>
    </style:style>
    <style:style style:name="T122" style:family="text">
      <style:text-properties fo:font-weight="normal" officeooo:rsid="00e4bf23" style:font-weight-asian="normal" style:font-weight-complex="normal"/>
    </style:style>
    <style:style style:name="T123" style:family="text">
      <style:text-properties fo:font-weight="normal" officeooo:rsid="00e65234" style:font-weight-asian="normal" style:font-weight-complex="normal"/>
    </style:style>
    <style:style style:name="T124" style:family="text">
      <style:text-properties fo:font-weight="normal" officeooo:rsid="00e6c5a8" style:font-weight-asian="normal" style:font-weight-complex="normal"/>
    </style:style>
    <style:style style:name="T125" style:family="text">
      <style:text-properties fo:font-weight="normal" officeooo:rsid="00e6d270" style:font-weight-asian="normal" style:font-weight-complex="normal"/>
    </style:style>
    <style:style style:name="T126" style:family="text">
      <style:text-properties fo:font-weight="normal" officeooo:rsid="00e7257a" style:font-weight-asian="normal" style:font-weight-complex="normal"/>
    </style:style>
    <style:style style:name="T127" style:family="text">
      <style:text-properties fo:font-weight="normal" officeooo:rsid="00ec9f67" style:font-weight-asian="normal" style:font-weight-complex="normal"/>
    </style:style>
    <style:style style:name="T128" style:family="text">
      <style:text-properties fo:font-weight="normal" officeooo:rsid="0110735c" style:font-weight-asian="normal" style:font-weight-complex="normal"/>
    </style:style>
    <style:style style:name="T129" style:family="text">
      <style:text-properties fo:font-weight="normal" officeooo:rsid="011cccfa" style:font-weight-asian="normal" style:font-weight-complex="normal"/>
    </style:style>
    <style:style style:name="T130" style:family="text">
      <style:text-properties fo:font-weight="normal" officeooo:rsid="011d084f" style:font-weight-asian="normal" style:font-weight-complex="normal"/>
    </style:style>
    <style:style style:name="T131" style:family="text">
      <style:text-properties fo:font-weight="normal" officeooo:rsid="011e43d3" style:font-weight-asian="normal" style:font-weight-complex="normal"/>
    </style:style>
    <style:style style:name="T132" style:family="text">
      <style:text-properties fo:font-weight="normal" officeooo:rsid="01208bcd" style:font-weight-asian="normal" style:font-weight-complex="normal"/>
    </style:style>
    <style:style style:name="T133" style:family="text">
      <style:text-properties fo:font-weight="normal" officeooo:rsid="01210bfb" style:font-weight-asian="normal" style:font-weight-complex="normal"/>
    </style:style>
    <style:style style:name="T134" style:family="text">
      <style:text-properties fo:font-weight="normal" officeooo:rsid="01218caa" style:font-weight-asian="normal" style:font-weight-complex="normal"/>
    </style:style>
    <style:style style:name="T135" style:family="text">
      <style:text-properties fo:font-weight="normal" officeooo:rsid="01232525" style:font-weight-asian="normal" style:font-weight-complex="normal"/>
    </style:style>
    <style:style style:name="T136" style:family="text">
      <style:text-properties fo:font-weight="normal" officeooo:rsid="0123cc05" style:font-weight-asian="normal" style:font-weight-complex="normal"/>
    </style:style>
    <style:style style:name="T137" style:family="text">
      <style:text-properties fo:font-weight="normal" officeooo:rsid="01287025" style:font-weight-asian="normal" style:font-weight-complex="normal"/>
    </style:style>
    <style:style style:name="T138" style:family="text">
      <style:text-properties officeooo:rsid="007d71eb"/>
    </style:style>
    <style:style style:name="T139" style:family="text">
      <style:text-properties officeooo:rsid="007e7375"/>
    </style:style>
    <style:style style:name="T140" style:family="text">
      <style:text-properties style:text-underline-style="solid" style:text-underline-width="auto" style:text-underline-color="font-color" officeooo:rsid="007e7375"/>
    </style:style>
    <style:style style:name="T141" style:family="text">
      <style:text-properties style:text-underline-style="solid" style:text-underline-width="auto" style:text-underline-color="font-color" officeooo:rsid="0080127a"/>
    </style:style>
    <style:style style:name="T142" style:family="text">
      <style:text-properties officeooo:rsid="0081b00c"/>
    </style:style>
    <style:style style:name="T143" style:family="text">
      <style:text-properties officeooo:rsid="008c8c0d"/>
    </style:style>
    <style:style style:name="T144" style:family="text">
      <style:text-properties officeooo:rsid="008d41c6"/>
    </style:style>
    <style:style style:name="T145" style:family="text">
      <style:text-properties officeooo:rsid="00965177"/>
    </style:style>
    <style:style style:name="T146" style:family="text">
      <style:text-properties officeooo:rsid="00a3331c"/>
    </style:style>
    <style:style style:name="T147" style:family="text">
      <style:text-properties officeooo:rsid="00bd9b87"/>
    </style:style>
    <style:style style:name="T148" style:family="text">
      <style:text-properties officeooo:rsid="00be67cc"/>
    </style:style>
    <style:style style:name="T149" style:family="text">
      <style:text-properties officeooo:rsid="00be7d7b"/>
    </style:style>
    <style:style style:name="T150" style:family="text">
      <style:text-properties officeooo:rsid="00bf4853"/>
    </style:style>
    <style:style style:name="T151" style:family="text">
      <style:text-properties officeooo:rsid="00c35668"/>
    </style:style>
    <style:style style:name="T152" style:family="text">
      <style:text-properties officeooo:rsid="00c4ce9f"/>
    </style:style>
    <style:style style:name="T153" style:family="text">
      <style:text-properties officeooo:rsid="00c6c97b"/>
    </style:style>
    <style:style style:name="T154" style:family="text">
      <style:text-properties officeooo:rsid="00c772a0"/>
    </style:style>
    <style:style style:name="T155" style:family="text">
      <style:text-properties officeooo:rsid="00c95f48"/>
    </style:style>
    <style:style style:name="T156" style:family="text">
      <style:text-properties officeooo:rsid="00c9725d"/>
    </style:style>
    <style:style style:name="T157" style:family="text">
      <style:text-properties officeooo:rsid="00c9d065"/>
    </style:style>
    <style:style style:name="T158" style:family="text">
      <style:text-properties officeooo:rsid="00ca2479"/>
    </style:style>
    <style:style style:name="T159" style:family="text">
      <style:text-properties officeooo:rsid="00cb042c"/>
    </style:style>
    <style:style style:name="T160" style:family="text">
      <style:text-properties officeooo:rsid="00d019be"/>
    </style:style>
    <style:style style:name="T161" style:family="text">
      <style:text-properties officeooo:rsid="00d496a1"/>
    </style:style>
    <style:style style:name="T162" style:family="text">
      <style:text-properties officeooo:rsid="00d5fc69"/>
    </style:style>
    <style:style style:name="T163" style:family="text">
      <style:text-properties officeooo:rsid="00f0f958"/>
    </style:style>
    <style:style style:name="T164" style:family="text">
      <style:text-properties officeooo:rsid="00f27276"/>
    </style:style>
    <style:style style:name="T165" style:family="text">
      <style:text-properties officeooo:rsid="00f839fb"/>
    </style:style>
    <style:style style:name="T166" style:family="text">
      <style:text-properties officeooo:rsid="00f90510"/>
    </style:style>
    <style:style style:name="T167" style:family="text">
      <style:text-properties officeooo:rsid="00135594"/>
    </style:style>
    <style:style style:name="T168" style:family="text">
      <style:text-properties officeooo:rsid="00fca52f"/>
    </style:style>
    <style:style style:name="T169" style:family="text">
      <style:text-properties officeooo:rsid="0115aeec"/>
    </style:style>
    <style:style style:name="T170" style:family="text">
      <style:text-properties officeooo:rsid="01168f26"/>
    </style:style>
    <style:style style:name="T171" style:family="text">
      <style:text-properties officeooo:rsid="00fca34e"/>
    </style:style>
    <style:style style:name="T172" style:family="text">
      <style:text-properties officeooo:rsid="01199b13"/>
    </style:style>
    <style:style style:name="T173" style:family="text">
      <style:text-properties officeooo:rsid="011f0d1c"/>
    </style:style>
    <style:style style:name="T174" style:family="text">
      <style:text-properties officeooo:rsid="0120f6a9"/>
    </style:style>
    <style:style style:name="T175" style:family="text">
      <style:text-properties officeooo:rsid="0129615c"/>
    </style:style>
    <style:style style:name="T176" style:family="text">
      <style:text-properties officeooo:rsid="012ed8e5"/>
    </style:style>
    <style:style style:name="T177" style:family="text">
      <style:text-properties officeooo:rsid="01305747"/>
    </style:style>
    <style:style style:name="T178" style:family="text">
      <style:text-properties officeooo:rsid="0136d354"/>
    </style:style>
    <style:style style:name="T179" style:family="text">
      <style:text-properties officeooo:rsid="0138bed8"/>
    </style:style>
    <style:style style:name="T180" style:family="text">
      <style:text-properties officeooo:rsid="01396892"/>
    </style:style>
    <style:style style:name="T181" style:family="text">
      <style:text-properties officeooo:rsid="013b6a40"/>
    </style:style>
    <style:style style:name="T182" style:family="text">
      <style:text-properties officeooo:rsid="013d3fca"/>
    </style:style>
    <style:style style:name="T183" style:family="text">
      <style:text-properties officeooo:rsid="013e366e"/>
    </style:style>
    <style:style style:name="T184" style:family="text">
      <style:text-properties officeooo:rsid="013fd495"/>
    </style:style>
    <style:style style:name="T185" style:family="text">
      <style:text-properties officeooo:rsid="01455646"/>
    </style:style>
    <style:style style:name="T186" style:family="text">
      <style:text-properties officeooo:rsid="014a2719"/>
    </style:style>
    <style:style style:name="T187" style:family="text">
      <style:text-properties officeooo:rsid="014b664e"/>
    </style:style>
    <style:style style:name="T188" style:family="text">
      <style:text-properties officeooo:rsid="010b8984"/>
    </style:style>
    <style:style style:name="T189" style:family="text">
      <style:text-properties officeooo:rsid="014fe669"/>
    </style:style>
    <style:style style:name="T190" style:family="text">
      <style:text-properties officeooo:rsid="01538642"/>
    </style:style>
    <style:style style:name="T191" style:family="text">
      <style:text-properties officeooo:rsid="01584e72"/>
    </style:style>
    <style:style style:name="T192" style:family="text">
      <style:text-properties officeooo:rsid="0159e8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Table of Contents</text:p>
      <text:p text:style-name="P4"/>
      <text:p text:style-name="P4"/>
      <text:p text:style-name="P124">Opening with magic acts: <text:span text:style-name="T186">C++ </text:span><text:span text:style-name="T187">(Johnny)</text:span><text:span text:style-name="T186">, Python, Assembly, shell, Lisp, networking </text:span><text:span text:style-name="T188"><text:s/></text:span></text:p>
      <text:p text:style-name="P20">-</text:p>
      <text:p text:style-name="P125">Cheat sheets: <text:span text:style-name="T189">IDE k</text:span><text:span text:style-name="T188">eyboard shortcuts, </text:span><text:span text:style-name="T189">key language expressions, etc. </text:span></text:p>
      <text:p text:style-name="P25">-</text:p>
      <text:p text:style-name="P7">Understanding the origins of <text:span text:style-name="T13">this</text:span> book</text:p>
      <text:p text:style-name="P19">-</text:p>
      <text:p text:style-name="P6"><text:span text:style-name="T13">T</text:span>he mission of <text:span text:style-name="T13">this</text:span> book: <text:span text:style-name="T16">Who is it for?</text:span></text:p>
      <text:p text:style-name="P19">-</text:p>
      <text:p text:style-name="P49">Navigating through the book <text:span text:style-name="T41">(it won’t be linear)</text:span></text:p>
      <text:p text:style-name="P21">-</text:p>
      <text:p text:style-name="P48"><text:span text:style-name="T98">C</text:span>ultivating a healthy attitude, <text:span text:style-name="T98">improving ways of learning,</text:span> <text:span text:style-name="T175">maturity and graduating from cool to great </text:span></text:p>
      <text:p text:style-name="P22">-</text:p>
      <text:p text:style-name="P106">My personal rules (which you are welcome to break) </text:p>
      <text:p text:style-name="P22">-</text:p>
      <text:p text:style-name="P105">Fun fact: <text:span text:style-name="T60">Programming languages: </text:span>ALGOL 60, Simula, </text:p>
      <text:p text:style-name="P61">Personal battles (feat. special guests ADD and OCD) </text:p>
      <text:p text:style-name="P54">Frustrations: P<text:span text:style-name="T147">ain or p</text:span>unishment before reward </text:p>
      <text:p text:style-name="P54">Communities: Pricks, pedants, and <text:span text:style-name="T41">redefining yourself </text:span></text:p>
      <text:p text:style-name="P58">Research: Learning to cut the fat off the steak, <text:span text:style-name="T45">negotiating research time, and defining “too much” </text:span></text:p>
      <text:p text:style-name="P58">- <text:span text:style-name="T75">Tools: a powerful PC (preferably with Windows), Internet and YouTube</text:span></text:p>
      <text:p text:style-name="P71">-</text:p>
      <text:p text:style-name="P54"/>
      <text:p text:style-name="P84">Compiler: </text:p>
      <text:p text:style-name="P62">Warnings <text:span text:style-name="T39">(including a list of common warnings </text:span><text:span text:style-name="T65">or let the reader make one of their own</text:span><text:span text:style-name="T39">) </text:span></text:p>
      <text:p text:style-name="P59">Errors, <text:span text:style-name="T38">the </text:span><text:span text:style-name="T39">enemies you can see (including a list of common errors </text:span><text:span text:style-name="T65">or let the reader make one of their own</text:span><text:span text:style-name="T39">) </text:span></text:p>
      <text:p text:style-name="P54">Bugs, <text:span text:style-name="T39">the enemies you can’t see</text:span>: Fix them NOW!!! </text:p>
      <text:p text:style-name="P56"><text:span text:style-name="T192">Necessities, g</text:span>ood programming practices, <text:span text:style-name="T192">and plain conventions</text:span>: </text:p>
      <text:p text:style-name="P72">- list but don’t go in depth: Exception handling </text:p>
      <text:p text:style-name="P54">- Just because you can, doesn’t mean you should </text:p>
      <text:p text:style-name="P54">- If it ain’t broken, don’t fix it</text:p>
      <text:p text:style-name="P54">- … but if it’s limited, abstract it</text:p>
      <text:p text:style-name="P54">- If it’s repeated, automate it: loops and shell scripts</text:p>
      <text:p text:style-name="P57">- And if it’s slow, optimize it: Assembly and other means </text:p>
      <text:p text:style-name="P57">- <text:span text:style-name="T61">The controversy over “using namespace std;” </text:span></text:p>
      <text:p text:style-name="P57">- <text:span text:style-name="T62">Question of programming style: </text:span><text:span text:style-name="T61">Writing </text:span><text:span text:style-name="T62">reusable code – </text:span><text:span text:style-name="T63">should you do it? (</text:span><text:span text:style-name="T64">Expert - </text:span><text:span text:style-name="T63">Yes: you strive to write better code. </text:span><text:span text:style-name="T64">Beginner - </text:span><text:span text:style-name="T63">No: you’ll write better code in the future.) </text:span></text:p>
      <text:p text:style-name="P54"/>
      <text:p text:style-name="P75">A quick preparation for programming</text:p>
      <text:p text:style-name="P75"><text:span text:style-name="T48">Glossary #</text:span>: IDEs and compilers. </text:p>
      <text:p text:style-name="P11">-</text:p>
      <text:p text:style-name="P5"/>
      <text:p text:style-name="P68"/>
      <text:p text:style-name="P68">Fun facts </text:p>
      <text:p text:style-name="P68"><text:span text:style-name="T148">Important</text:span> technical <text:span text:style-name="T148">facts</text:span> </text:p>
      <text:p text:style-name="P64"><text:soft-page-break/>Midpoints: Fun facts or <text:span text:style-name="T151">important</text:span> technical <text:span text:style-name="T149">facts</text:span>? <text:span text:style-name="T40">And why bother with hardware? </text:span></text:p>
      <text:p text:style-name="P83">Midpoints and key technical concepts will be iterated in the book, first time lightly and the second as need-to-know things. </text:p>
      <text:p text:style-name="P64">Does skipping a key technical concept come back to bite you in the ass? </text:p>
      <text:p text:style-name="P16">-</text:p>
      <text:p text:style-name="P79">When a desire to innovate becomes a rabbit-hole: building a language upon another language and reinventing the wheel</text:p>
      <text:p text:style-name="P16">-</text:p>
      <text:p text:style-name="P77"><text:span text:style-name="T48">G</text:span>lossary <text:span text:style-name="T48">#</text:span>: What’s in a computer? </text:p>
      <text:p text:style-name="P72"><text:span text:style-name="T38">W</text:span>hat a computer is, the <text:span text:style-name="T37">anatomy of a </text:span>computer, <text:span text:style-name="T47">BIOS, firm</text:span><text:span text:style-name="T48">w</text:span><text:span text:style-name="T47">are, drivers,</text:span><text:span text:style-name="T42"> </text:span>s<text:span text:style-name="T37">ystem architecture</text:span>s, </text:p>
      <text:p text:style-name="P76">What memory is, system memory (RAM), storage space, <text:span text:style-name="T46">HDDs, SSDs, </text:span>caches, <text:span text:style-name="T46">and I think that’s it </text:span></text:p>
      <text:p text:style-name="P80"><text:span text:style-name="T181">Midpoint: </text:span><text:span text:style-name="T56">Things you must know about RAM: the</text:span> heap, <text:span text:style-name="T56">the </text:span>stack, <text:span text:style-name="T56">and the supporting roles </text:span></text:p>
      <text:p text:style-name="P86"><text:span text:style-name="T182">Fun fact</text:span><text:span text:style-name="T58">: </text:span><text:span text:style-name="T76">W</text:span>hy garbage collection <text:span text:style-name="T182">will </text:span>matter <text:span text:style-name="T182">to you </text:span></text:p>
      <text:p text:style-name="P85"><text:span text:style-name="T58">Fun fact: </text:span><text:span text:style-name="T47">Compiled languages, interpreters, interpreted languages, misconceptions: Hey, some day you just might end up caring! </text:span><text:span text:style-name="T40"><text:s/></text:span></text:p>
      <text:p text:style-name="P68">OK, now you know (<text:span text:style-name="T57">or </text:span>remember) enough as a beginner so you don’t catch any heat </text:p>
      <text:p text:style-name="P12">-</text:p>
      <text:p text:style-name="P69"><text:span text:style-name="T47">What a compiler is: </text:span><text:span text:style-name="T48">Not your slave or your </text:span><text:span text:style-name="T47">secretary, </text:span><text:span text:style-name="T48">but your judge and your juror </text:span></text:p>
      <text:p text:style-name="P14">-</text:p>
      <text:p text:style-name="P78">Glossary <text:span text:style-name="T48">#</text:span>: IDE, SDK, API, specification, framework, library, <text:span text:style-name="T49">etc. </text:span></text:p>
      <text:p text:style-name="P15">-</text:p>
      <text:p text:style-name="P65">Best OS for dev: <text:span text:style-name="T40">S</text:span>o what if John Carmack likes Linux! </text:p>
      <text:p text:style-name="P8">-</text:p>
      <text:p text:style-name="P62">Best IDE for dev: The bloodsport between Visual Studio, … um, the Linux terminal, … and others</text:p>
      <text:p text:style-name="P8">-</text:p>
      <text:p text:style-name="P66">Best language: No such thing, <text:span text:style-name="T43">trade-offs, opinions, </text:span><text:span text:style-name="T160">and just giving you an answer </text:span></text:p>
      <text:p text:style-name="P9">-</text:p>
      <text:p text:style-name="P64">Best 3D graphics API for dev: Whatever happened to OpenGL, Vulkan’s lava is in your room, and other tales </text:p>
      <text:p text:style-name="P12">-</text:p>
      <text:p text:style-name="P89">A word on the problem-solving culture</text:p>
      <text:p text:style-name="P89">A word on the <text:span text:style-name="T67">hacking</text:span> culture, <text:span text:style-name="T70">Doom portability to non-game devices, etc. - real programming magic</text:span></text:p>
      <text:p text:style-name="P24">-</text:p>
      <text:p text:style-name="P88"/>
      <text:p text:style-name="P96"><text:span text:style-name="T152">Basic</text:span> C++ programming </text:p>
      <text:p text:style-name="P70">Our first program: “<text:span text:style-name="T41">C++ being a hard language is a bunch of bologn</text:span><text:span text:style-name="T51">a</text:span><text:span text:style-name="T41">”, key C++ </text:span>instructions, do’s, and don’ts, <text:span text:style-name="T153">what it’s good for, what it’s </text:span><text:span text:style-name="T154">not good</text:span><text:span text:style-name="T153"> for </text:span></text:p>
      <text:p text:style-name="P70"/>
      <text:p text:style-name="P127">A word on C: Not without its virtues </text:p>
      <text:p text:style-name="P24"/>
      <text:p text:style-name="P88"><text:span text:style-name="T152">Basic</text:span> Python scripting </text:p>
      <text:p text:style-name="P70">Our <text:span text:style-name="T185">first</text:span><text:span text:style-name="T156"> script</text:span>: <text:span text:style-name="T43">The Python scripting language and the wages of convenience</text:span>, do’s, and don’ts, <text:span text:style-name="T153">what it’s good for, what it’s </text:span><text:span text:style-name="T154">not good</text:span><text:span text:style-name="T153"> for</text:span><text:span text:style-name="T43"> </text:span></text:p>
      <text:p text:style-name="P24"/>
      <text:p text:style-name="P97"><text:span text:style-name="T152">Basic</text:span> Assembly programming <text:span text:style-name="T68">and </text:span>flavors </text:p>
      <text:p text:style-name="P97"><text:span text:style-name="T40">Our </text:span><text:span text:style-name="T185">second</text:span><text:span text:style-name="T40"> program: </text:span><text:span text:style-name="T43">Assembly </text:span><text:span text:style-name="T44">is easy to learn, but there are mountains to learn to become a god</text:span><text:span text:style-name="T40">, do’s, and don’ts, </text:span><text:span text:style-name="T153">what it’s good for, what it’s </text:span><text:span text:style-name="T154">not good</text:span><text:span text:style-name="T153"> for</text:span><text:span text:style-name="T44"> </text:span></text:p>
      <text:p text:style-name="P88">- <text:span text:style-name="T152">A basic game loop</text:span></text:p>
      <text:p text:style-name="P122">The role of Assembly today </text:p>
      <text:p text:style-name="P24"><text:soft-page-break/>-</text:p>
      <text:p text:style-name="P70">Our <text:span text:style-name="T185">second</text:span><text:span text:style-name="T156"> script</text:span>: <text:span text:style-name="T157">Batch scripting and automation to the rescue</text:span>, do’s, and don’ts, <text:span text:style-name="T153">what it’s good for, what it’s </text:span><text:span text:style-name="T154">not good</text:span><text:span text:style-name="T153"> for</text:span></text:p>
      <text:p text:style-name="P98"/>
      <text:p text:style-name="P97"><text:span text:style-name="T152">Basic</text:span> <text:span text:style-name="T68">Lisp</text:span> programming <text:span text:style-name="T152">and </text:span><text:span text:style-name="T68">flavors </text:span></text:p>
      <text:p text:style-name="P97"><text:span text:style-name="T40">Our </text:span><text:span text:style-name="T185">third</text:span><text:span text:style-name="T40"> program: </text:span><text:span text:style-name="T158">Why we </text:span><text:span text:style-name="T155">still bother with a language as old as</text:span> Lisp<text:span text:style-name="T40">, do’s, and don’ts, </text:span><text:span text:style-name="T153">what it’s good for, what it’s </text:span><text:span text:style-name="T154">not good</text:span><text:span text:style-name="T153"> for</text:span> </text:p>
      <text:p text:style-name="P97"/>
      <text:p text:style-name="P123">Basic networking </text:p>
      <text:p text:style-name="P24"/>
      <text:p text:style-name="P72">More exciting programming vistas beyond “Hello, world!”</text:p>
      <text:p text:style-name="P18">-</text:p>
      <text:p text:style-name="P74">The Ultimate Timeline Fun Slide: <text:span text:style-name="T50">Just so you know where we stand and that we’ve come a long way </text:span></text:p>
      <text:p text:style-name="P13">-</text:p>
      <text:p text:style-name="P82">T </text:p>
      <text:p text:style-name="P17">-</text:p>
      <text:p text:style-name="P82">T </text:p>
      <text:p text:style-name="P17">-</text:p>
      <text:p text:style-name="P67">Linux: An introduction … if you care enough. </text:p>
      <text:p text:style-name="P8">-</text:p>
      <text:p text:style-name="P63">The reality of the game development cycle: AAA vs. indie </text:p>
      <text:p text:style-name="P47">The scope of your game determines the length of development: <text:span text:style-name="T58">design document and </text:span><text:span text:style-name="T38">goals both attainable and unattainable </text:span></text:p>
      <text:p text:style-name="P47">Deadlines</text:p>
      <text:p text:style-name="P10">-</text:p>
      <text:p text:style-name="P114">T</text:p>
      <text:p text:style-name="P23">-</text:p>
      <text:p text:style-name="P115">Further exposure: </text:p>
      <text:p text:style-name="P23">-</text:p>
      <text:p text:style-name="P121">The culture of Doom and Quake, editors, mods, etc. </text:p>
      <text:p text:style-name="P27">-</text:p>
      <text:p text:style-name="P128">History of 3D graphics milestones: Build, Doom, Quake, Unreal </text:p>
      <text:p text:style-name="P27">-</text:p>
      <text:p text:style-name="P126">Professional game development module: <text:span text:style-name="T190">teamwork: management, members, roles </text:span></text:p>
      <text:p text:style-name="P26">-</text:p>
      <text:p text:style-name="P10"/>
      <text:p text:style-name="P10"/>
      <text:p text:style-name="P136"/>
      <text:p text:style-name="P136"/>
      <text:p text:style-name="P136"/>
      <text:p text:style-name="P1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, Georgia, serif"/>
    <style:font-face style:name="Merriweather1" svg:font-family="Merriweather, Georgia, serif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25:18.137000000</meta:creation-date>
    <dc:date>2022-10-19T23:49:26.963000000</dc:date>
    <meta:editing-duration>P1DT14H44M37S</meta:editing-duration>
    <meta:editing-cycles>283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107" meta:word-count="841" meta:character-count="4885" meta:non-whitespace-character-count="4090"/>
  </office:meta>
</office:document-meta>
</file>